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Strong_20_Emphasis">Arco 135</text:span><text:line-break/>Arco 135 – Risulta finanziato da Vincenzo Luigi Manzoli.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2:36.66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1" meta:word-count="12" meta:character-count="67"/>
  </office:meta>
</office:document-meta>
</file>